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3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2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f8f" officeooo:paragraph-rsid="000abf8f"/>
    </style:style>
    <style:style style:name="P2" style:family="paragraph" style:parent-style-name="Standard">
      <style:text-properties officeooo:rsid="000c9907" officeooo:paragraph-rsid="000c9907"/>
    </style:style>
    <style:style style:name="P3" style:family="paragraph" style:parent-style-name="Standard">
      <style:text-properties fo:color="#3d495c" style:font-name="Verdana2" officeooo:rsid="000c9907" officeooo:paragraph-rsid="000c9907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d495c" style:font-name="Verdana2"/>
    </style:style>
    <style:style style:name="P6" style:family="paragraph" style:parent-style-name="Text_20_body">
      <style:text-properties officeooo:rsid="000fba04" officeooo:paragraph-rsid="000fba04"/>
    </style:style>
    <style:style style:name="P7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8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9" style:family="paragraph" style:parent-style-name="Text_20_body">
      <style:text-properties officeooo:rsid="0011544b" officeooo:paragraph-rsid="0011544b"/>
    </style:style>
    <style:style style:name="P10" style:family="paragraph" style:parent-style-name="Text_20_body">
      <style:text-properties officeooo:rsid="0013aef5" officeooo:paragraph-rsid="0013aef5"/>
    </style:style>
    <style:style style:name="T1" style:family="text">
      <style:text-properties fo:color="#3d495c"/>
    </style:style>
    <style:style style:name="T2" style:family="text">
      <style:text-properties fo:color="#3d495c" style:font-name="Verdana2"/>
    </style:style>
    <style:style style:name="T3" style:family="text">
      <style:text-properties fo:color="#3d495c" style:font-name="Verdana2" loext:padding="0.049cm" loext:border="0.06pt solid #e1e5eb"/>
    </style:style>
    <style:style style:name="T4" style:family="text">
      <style:text-properties fo:color="#3d495c" style:font-name="Verdana" loext:padding="0.049cm" loext:border="0.06pt solid #e1e5eb"/>
    </style:style>
    <style:style style:name="T5" style:family="text">
      <style:text-properties fo:color="#3d495c" style:font-name="Verdana1" fo:font-weight="bold" loext:padding="0.049cm" loext:border="0.06pt solid #e1e5eb"/>
    </style:style>
    <style:style style:name="T6" style:family="text">
      <style:text-properties fo:color="#3d495c" style:font-name="Verdana3"/>
    </style:style>
    <style:style style:name="T7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8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9" style:family="text">
      <style:text-properties fo:font-variant="normal" fo:text-transform="none" fo:color="#f8f8f2" fo:letter-spacing="normal" loext:padding="0.049cm" loext:border="0.06pt solid #e1e5eb"/>
    </style:style>
    <style:style style:name="T10" style:family="text">
      <style:text-properties fo:font-variant="normal" fo:text-transform="none" fo:color="#e6db74" style:font-name="Consolas" fo:font-size="12pt" fo:letter-spacing="normal" fo:font-style="normal" fo:font-weight="normal" loext:padding="0.049cm" loext:border="0.06pt solid #e1e5eb"/>
    </style:style>
    <style:style style:name="T11" style:family="text">
      <style:text-properties fo:font-variant="normal" fo:text-transform="none" fo:color="#66d9ef" style:font-name="Consolas" fo:font-size="12pt" fo:letter-spacing="normal" fo:font-style="normal" fo:font-weight="normal" loext:padding="0.049cm" loext:border="0.06pt solid #e1e5eb"/>
    </style:style>
    <style:style style:name="T12" style:family="text">
      <style:text-properties fo:color="#e83e8c" style:font-name="SFMono-Regular" fo:font-size="10.5pt" loext:padding="0.049cm" loext:border="0.06pt solid #e1e5eb"/>
    </style:style>
    <style:style style:name="T13" style:family="text">
      <style:text-properties loext:padding="0.049cm" loext:border="0.06pt solid #e1e5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6/03</text:p>
      <text:p text:style-name="P2">Day 1: Context API</text:p>
      <text:p text:style-name="P2"><text:span text:style-name="T2">Context API fornece um meio de passar dados através da árvore de componentes sem a necessidade de passar props manualmente em cada nível. Para criar um contexto, utiliza-se o método </text:span><text:span text:style-name="Source_20_Text"><text:span text:style-name="T7">createContext</text:span></text:span><text:span text:style-name="T1"> </text:span><text:span text:style-name="T2">do </text:span><text:span text:style-name="Source_20_Text"><text:span text:style-name="T7">React</text:span></text:span><text:span text:style-name="T1"> </text:span><text:span text:style-name="T2">.</text:span></text:p>
      <text:p text:style-name="P3"/>
      <text:p text:style-name="P2"><text:span text:style-name="Source_20_Text"><text:span text:style-name="T12">createContext</text:span></text:span><text:span text:style-name="T3"> retorna um objeto que possui dois componentes como propriedades: </text:span><text:span text:style-name="Source_20_Text"><text:span text:style-name="T12">Provider</text:span></text:span><text:span text:style-name="T3"> e </text:span><text:span text:style-name="Source_20_Text"><text:span text:style-name="T12">Consumer</text:span></text:span><text:span text:style-name="T3"> . O valor passado como parâmetro para </text:span><text:span text:style-name="Source_20_Text"><text:span text:style-name="T12">createContext</text:span></text:span><text:span text:style-name="T3"> será utilizado como o valor padrão do contexto, caso nenhum valor seja especificado ao utilizar o </text:span><text:span text:style-name="Source_20_Text"><text:span text:style-name="T12">Provider</text:span></text:span><text:span text:style-name="T3"> .</text:span></text:p>
      <text:p text:style-name="Standard"><text:span text:style-name="Source_20_Text"><text:span text:style-name="T12">Provider</text:span></text:span><text:span text:style-name="T13"> é responsável por "prover" os dados para os componentes que estão nos níveis abaixo dele na árvore de componentes. Ele aceita uma prop obrigatória </text:span><text:span text:style-name="Source_20_Text"><text:span text:style-name="T12">value</text:span></text:span><text:span text:style-name="T13"> com os dados que serão compartilhados. Esse valor pode ser qualquer valor JavaScript, como um número, string, array ou objeto.</text:span></text:p>
      <text:p text:style-name="P3"/>
      <text:p text:style-name="P2"><text:span text:style-name="Source_20_Text"><text:span text:style-name="T7">Consumer</text:span></text:span><text:span text:style-name="T2"> é utilizado sempre que um componente precisa "consumir" o valor do contexto.</text:span></text:p>
      <text:p text:style-name="P3"/>
      <text:h text:style-name="Heading_20_2" text:outline-level="2">Consumer</text:h>
      <text:p text:style-name="P4"><text:span text:style-name="T2">Quando se utiliza um </text:span><text:span text:style-name="Emphasis"><text:span text:style-name="T4">consumer </text:span></text:span><text:span text:style-name="T2">, React encontrará na árvore o </text:span><text:span text:style-name="Emphasis"><text:span text:style-name="T4">provider </text:span></text:span><text:span text:style-name="T2">correspondente mais próximo e utilizará seu valor. Caso não seja encontrado um </text:span><text:span text:style-name="Emphasis"><text:span text:style-name="T4">provider </text:span></text:span><text:span text:style-name="T2">, o valor do contexto utilizado será o valor passado para </text:span><text:span text:style-name="Source_20_Text"><text:span text:style-name="T7">createContext</text:span></text:span><text:span text:style-name="T1"> </text:span><text:span text:style-name="T2">quando o contexto foi criado.</text:span></text:p>
      <text:p text:style-name="P4"><text:span text:style-name="T2">Se colocamos um </text:span><text:span text:style-name="Emphasis"><text:span text:style-name="T4">provider </text:span></text:span><text:span text:style-name="T2">na árvore e passamos para ele 1000000 como valor, este será o valor recebido quando utilizamos um </text:span><text:span text:style-name="Emphasis"><text:span text:style-name="T4">consumer </text:span></text:span><text:span text:style-name="T2">.</text:span></text:p>
      <text:p text:style-name="P4"><text:span text:style-name="T2">Porém, se não colocarmos o </text:span><text:span text:style-name="Source_20_Text"><text:span text:style-name="T7">Provider</text:span></text:span><text:span text:style-name="T2"> na árvore, quando um componente acessar o contexto através de </text:span><text:span text:style-name="Emphasis"><text:span text:style-name="T4">consumer </text:span></text:span><text:span text:style-name="T2">, o valor recebido será 1.</text:span></text:p>
      <text:p text:style-name="P4"><text:span text:style-name="T2"> Um componente </text:span><text:span text:style-name="Emphasis"><text:span text:style-name="T4">consumer </text:span></text:span><text:span text:style-name="Strong_20_Emphasis"><text:span text:style-name="T5">deve </text:span></text:span><text:span text:style-name="T2">receber como </text:span><text:span text:style-name="Emphasis"><text:span text:style-name="T4">children </text:span></text:span><text:span text:style-name="T2">uma função. Essa função recebe como parâmetro o valor passado na prop </text:span><text:span text:style-name="Source_20_Text"><text:span text:style-name="T7">value</text:span></text:span><text:span text:style-name="T2"> do </text:span><text:span text:style-name="Source_20_Text"><text:span text:style-name="T7">Provider</text:span></text:span><text:span text:style-name="T2"> (nos exemplos acima, também chamamos o parâmetro da função de </text:span><text:span text:style-name="Source_20_Text"><text:span text:style-name="T7">value</text:span></text:span><text:span text:style-name="T2"> , mas poderia ser qualquer nome) e deve retornar algo a ser renderizado.</text:span></text:p>
      <text:p text:style-name="P5"/>
      <text:h text:style-name="Heading_20_2" text:outline-level="2">Contexto e classe</text:h>
      <text:p text:style-name="Standard"><text:span text:style-name="T13">Em componentes de classe, também é possível utilizar a propriedade </text:span><text:span text:style-name="Source_20_Text"><text:span text:style-name="T12">contextType</text:span></text:span><text:span text:style-name="T13"> .</text:span></text:p>
      <text:p text:style-name="Standard"><text:span text:style-name="Source_20_Text"><text:span text:style-name="T12">contextType</text:span></text:span><text:span text:style-name="T13"> é uma propriedade disponível em qualquer componente de classe, e seu único propósito é fazer com que seja possível acessar o valor de um contexto através de </text:span><text:span text:style-name="Source_20_Text"><text:span text:style-name="T12">this.context</text:span></text:span><text:span text:style-name="T13"> , sem a necessidade de utilizar um consumer, em qualquer </text:span><text:span text:style-name="Source_20_Text"><text:span text:style-name="T12">lifecycle method</text:span></text:span><text:span text:style-name="T13"> do componente, incluindo a função </text:span><text:span text:style-name="Source_20_Text"><text:span text:style-name="T12">render</text:span></text:span><text:span text:style-name="T13"> .</text:span></text:p>
      <text:p text:style-name="Standard"><text:soft-page-break/><text:span text:style-name="T13">Somente um contexto pode ser atribuído a </text:span><text:span text:style-name="Source_20_Text"><text:span text:style-name="T12">contextType</text:span></text:span><text:span text:style-name="T13"> . Caso um componente de classe precise acessar mais de um contexto, será necessário utilizar um consumer, como exemplificado anteriormente.</text:span></text:p>
      <text:h text:style-name="Heading_20_1" text:outline-level="1">Aula ao vivo</text:h>
      <text:p text:style-name="P6">17/03</text:p>
      <text:p text:style-name="P9">Id randomico: nano id</text:p>
      <text:h text:style-name="Heading_20_1" text:outline-level="1">Day 3: use effect</text:h>
      <text:p text:style-name="P10">21/03</text:p>
      <text:p text:style-name="P10"><text:span text:style-name="T1"> </text:span><text:span text:style-name="T6">A proposta dos </text:span><text:span text:style-name="Source_20_Text"><text:span text:style-name="T7">hooks</text:span></text:span><text:span text:style-name="T1"> </text:span><text:span text:style-name="T6">é, lembre-se, trazer a componentes funcionais tudo o que componentes de classe fornecem.</text:span></text:p>
      <text:h text:style-name="Heading_20_2" text:outline-level="2">UseEffect</text:h>
      <text:p text:style-name="Standard"><text:span text:style-name="T13">O hook Effect leva este nome por lidar com os </text:span><text:span text:style-name="Emphasis"><text:span text:style-name="T13">efeitos </text:span></text:span><text:span text:style-name="T13">colaterais que são produzidos na aplicação diante de um evento ou variável que precisa ser observada, seja ele a montagem do componente, a alteração de um estado ou a desmontagem de um componente.</text:span></text:p>
      <text:p text:style-name="Standard"><text:span text:style-name="T13">Para que isso aconteça o hook recebe, geralmente, dois parâmetros, que são uma callback e um array.</text:span></text:p>
      <text:p text:style-name="Standard"><text:span text:style-name="T13">UseEffect(() =&gt; {}, []);</text:span></text:p>
      <text:h text:style-name="Heading_20_3" text:outline-level="3">Casos</text:h>
      <text:p text:style-name="P7"><text:span text:style-name="Source_20_Text"><text:span text:style-name="T9"><text:s text:c="2"/></text:span></text:span><text:span text:style-name="Source_20_Text"><text:span text:style-name="T10">useEffect</text:span></text:span><text:span text:style-name="Source_20_Text"><text:span text:style-name="T8">(() =&gt; {});</text:span></text:span></text:p>
      <text:p text:style-name="Text_20_body">Esta configuração executará a função toda vez que o componente sofrer qualquer tipo de alteração e renderizar, **repetidas vezes**. Ela precisa ser utilizada com **cautela**, pois facilmente resulta em **loops infinitos**.</text:p>
      <text:p text:style-name="P7"><text:span text:style-name="Source_20_Text"><text:span text:style-name="T9"><text:s text:c="2"/></text:span></text:span><text:span text:style-name="Source_20_Text"><text:span text:style-name="T10">useEffect</text:span></text:span><text:span text:style-name="Source_20_Text"><text:span text:style-name="T8">(() =&gt; {}, []);</text:span></text:span></text:p>
      <text:p text:style-name="Text_20_body">Neste caso, a função será executada similarmente ao `componentDidMount`, rodando apenas uma vez e na montagem do componente.</text:p>
      <text:p text:style-name="P7"><text:span text:style-name="Source_20_Text"><text:span text:style-name="T9"><text:s/></text:span></text:span><text:span text:style-name="Source_20_Text"><text:span text:style-name="T10">useEffect</text:span></text:span><text:span text:style-name="Source_20_Text"><text:span text:style-name="T8">(() =&gt; {}, [variável1, variável2, ... variávelN]);</text:span></text:span></text:p>
      <text:p text:style-name="Text_20_body">O comportamento deste modelo será semelhante ao `componentDidUpdate` e ele será executado sempre que houver mudança em alguma das variáveis especificadas.</text:p>
      <text:p text:style-name="P7"><text:span text:style-name="Source_20_Text"><text:span text:style-name="T9"><text:s text:c="4"/></text:span></text:span><text:span text:style-name="Source_20_Text"><text:span text:style-name="T10">useEffect</text:span></text:span><text:span text:style-name="Source_20_Text"><text:span text:style-name="T8">(() =&gt; {</text:span></text:span></text:p>
      <text:p text:style-name="P8"/>
      <text:p text:style-name="P8"><text:span text:style-name="Source_20_Text"><text:span text:style-name="T9"><text:s text:c="6"/></text:span></text:span><text:span text:style-name="Source_20_Text"><text:span text:style-name="T11">return</text:span></text:span><text:span text:style-name="Source_20_Text"><text:span text:style-name="T8"> () =&gt; {}</text:span></text:span></text:p>
      <text:p text:style-name="P8"><text:span text:style-name="Source_20_Text"><text:span text:style-name="T9"><text:s text:c="4"/></text:span></text:span><text:span text:style-name="Source_20_Text"><text:span text:style-name="T8">}, []);</text:span></text:span></text:p>
      <text:p text:style-name="Text_20_body"><text:soft-page-break/>Este caso é mais específico, pois ele pode agregar a utilização de um dos dois últimos exemplos, o `componentDidMount` ou `componentDidUpdate` dependendo do segundo parâmetro, e a função presente no retorno se comporta como `componentWillUnmount`. Ou seja, quando o componente desmonta a função retornada pelo `useEffect` é executada. Você deve definir essa função sempre que precisar limpar algo criado por seu efeito (como algum _timer_, por exemplo)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3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2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3:33:59.443539936</meta:creation-date>
    <dc:date>2022-03-21T20:05:11.956118442</dc:date>
    <meta:editing-duration>PT9H4M5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620" meta:character-count="3930" meta:non-whitespace-character-count="3325"/>
  </office:meta>
</office:document-meta>
</file>